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4f7dc" officeooo:paragraph-rsid="0004f7dc"/>
    </style:style>
    <style:style style:name="P2" style:family="paragraph" style:parent-style-name="Standard">
      <style:paragraph-properties fo:text-align="start" style:justify-single-word="false"/>
      <style:text-properties officeooo:rsid="0004f7dc" officeooo:paragraph-rsid="0004f7dc"/>
    </style:style>
    <style:style style:name="P3" style:family="paragraph" style:parent-style-name="Standard">
      <style:paragraph-properties fo:text-align="start" style:justify-single-word="false"/>
      <style:text-properties officeooo:rsid="0006f636" officeooo:paragraph-rsid="0006f636"/>
    </style:style>
    <style:style style:name="P4" style:family="paragraph" style:parent-style-name="Standard">
      <style:paragraph-properties fo:text-align="start" style:justify-single-word="false"/>
      <style:text-properties officeooo:rsid="000ac55a" officeooo:paragraph-rsid="000ac55a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12bcdd" style:font-size-asian="12pt" style:font-size-complex="12pt"/>
    </style:style>
    <style:style style:name="P6" style:family="paragraph" style:parent-style-name="Standard" style:master-page-name="Standard">
      <style:paragraph-properties fo:text-align="end" style:justify-single-word="false" style:page-number="auto"/>
      <style:text-properties officeooo:rsid="0004f7dc" officeooo:paragraph-rsid="0004f7dc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4f7dc" officeooo:paragraph-rsid="0004f7dc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06f636" officeooo:paragraph-rsid="0006f636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7aee0" officeooo:paragraph-rsid="0007aee0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0d770c" officeooo:paragraph-rsid="000d770c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0f3e1b" officeooo:paragraph-rsid="000f3e1b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09411f" officeooo:paragraph-rsid="0009411f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09411f" officeooo:paragraph-rsid="00094626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094626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12bcdd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0ac55a" officeooo:paragraph-rsid="000ac55a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12bcdd" officeooo:paragraph-rsid="0012bcdd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officeooo:paragraph-rsid="0012bcdd" style:font-size-asian="12pt" style:font-size-complex="12pt"/>
    </style:style>
    <style:style style:name="P19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12bcdd" style:font-size-asian="12pt" style:font-size-complex="12pt"/>
    </style:style>
    <style:style style:name="P20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41ca2" officeooo:paragraph-rsid="00141ca2" style:font-size-asian="12pt" style:font-size-complex="12pt"/>
    </style:style>
    <style:style style:name="P21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2bcdd" officeooo:paragraph-rsid="0012bcdd" style:font-size-asian="12pt" style:font-size-complex="12pt"/>
    </style:style>
    <style:style style:name="P22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3cdc6" officeooo:paragraph-rsid="0013cdc6" style:font-size-asian="12pt" style:font-size-complex="12pt"/>
    </style:style>
    <style:style style:name="T1" style:family="text">
      <style:text-properties officeooo:rsid="0006f636"/>
    </style:style>
    <style:style style:name="T2" style:family="text">
      <style:text-properties officeooo:rsid="00094626"/>
    </style:style>
    <style:style style:name="T3" style:family="text">
      <style:text-properties officeooo:rsid="000ac55a"/>
    </style:style>
    <style:style style:name="T4" style:family="text">
      <style:text-properties officeooo:rsid="000f3e1b"/>
    </style:style>
    <style:style style:name="T5" style:family="text">
      <style:text-properties officeooo:rsid="0010fa9c"/>
    </style:style>
    <style:style style:name="T6" style:family="text">
      <style:text-properties officeooo:rsid="0012bcdd"/>
    </style:style>
    <style:style style:name="T7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9" style:family="text">
      <style:text-properties officeooo:rsid="00152af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Jeff Kremer</text:p>
      <text:p text:style-name="P1">11524078</text:p>
      <text:p text:style-name="P1">CptS 427</text:p>
      <text:p text:style-name="P1">Homework 2</text:p>
      <text:p text:style-name="P2"/>
      <text:list xml:id="list1047099376" text:style-name="L1">
        <text:list-item>
          <text:p text:style-name="P7"/>
          <text:list>
            <text:list-item>
              <text:p text:style-name="P7">wsu.edu</text:p>
            </text:list-item>
            <text:list-item>
              <text:p text:style-name="P7">2048 bit, per NIST_SP800-57 this is the minimum size a <text:s/>key should be for non-classified use. <text:span text:style-name="T1">Therefore the key is adequately secure.</text:span></text:p>
            </text:list-item>
            <text:list-item>
              <text:p text:style-name="P7"><text:s/><text:span text:style-name="T1">TLSv1.2</text:span></text:p>
            </text:list-item>
            <text:list-item>
              <text:p text:style-name="P7">Cipher is DHE-RSA-AES256-GCM-SHA384.</text:p>
              <text:list>
                <text:list-item>
                  <text:p text:style-name="P7"/>
                </text:list-item>
              </text:list>
            </text:list-item>
            <text:list-item>
              <text:p text:style-name="P8">The master key value is: 83158C822B8E53AA2C87ACCBC9DD2E13D2304DAAC141328A94B362F8558734B9996B2D59EF06E828F6B0548E6AA739CC </text:p>
              <text:p text:style-name="P8"/>
            </text:list-item>
          </text:list>
        </text:list-item>
        <text:list-item>
          <text:p text:style-name="P9"/>
          <text:list>
            <text:list-item>
              <text:p text:style-name="P10">wsu.edu</text:p>
            </text:list-item>
            <text:list-item>
              <text:p text:style-name="P10">Let’s Encrypt Authority <text:span text:style-name="T4">x3, and yes they are trusted.</text:span></text:p>
            </text:list-item>
            <text:list-item>
              <text:p text:style-name="P10">00:ba:f4:86:ac:55:6f:10:44:e3:41:4a:b8:5b:d1:</text:p>
              <text:p text:style-name="P10">a8:d9:49:5a:8e:7d:ab:da:ab:56:8e:4d:8f:82:a4:</text:p>
              <text:p text:style-name="P10">9c:d4:13:a4:0e:56:b0:d8:27:9e:3c:97:c1:d7:91:</text:p>
              <text:p text:style-name="P10">f7:17:61:e0:fc:9b:cb:38:7b:3d:13:2c:f9:49:1a:</text:p>
              <text:p text:style-name="P10">bb:ce:44:de:d0:bf:11:fd:0a:39:8f:30:4d:f2:99:</text:p>
              <text:p text:style-name="P10">1a:c7:aa:85:77:c7:5a:e6:59:97:78:ac:2c:30:72:</text:p>
              <text:p text:style-name="P10">fc:6a:b6:38:a9:6f:3b:98:34:5f:a5:ee:24:c7:73:</text:p>
              <text:p text:style-name="P10">e1:39:11:f8:9e:19:d3:ac:3e:38:42:11:ad:4c:e5:</text:p>
              <text:p text:style-name="P10">dd:6d:3c:a1:cc:98:a9:72:0b:82:d6:69:24:28:b5:</text:p>
              <text:p text:style-name="P10">3f:a8:7b:2c:4c:09:e9:b7:4b:06:bc:12:a8:0e:80:</text:p>
              <text:p text:style-name="P10">eb:b9:01:8b:0f:81:1f:86:ed:f9:16:63:3a:cc:ea:</text:p>
              <text:p text:style-name="P10">bf:9b:d7:95:3e:1b:a0:e8:ce:24:e8:4d:42:63:06:</text:p>
              <text:p text:style-name="P10">40:60:bd:a8:96:1e:98:95:3e:56:0d:7d:c9:a2:87:</text:p>
              <text:p text:style-name="P10"><text:s/>dc:37:48:b9:d7:81:0b:c6:c6:14:8f:a5:e7:3b:13:</text:p>
              <text:p text:style-name="P10"><text:s/>30:14:e5:f7:a2:2b:6a:a4:48:05:69:dc:c7:d5:22:</text:p>
              <text:p text:style-name="P10"><text:s/>6e:e0:d5:9a:cc:e9:5b:b3:42:47:30:e6:ce:ec:a5:</text:p>
              <text:p text:style-name="P10"><text:s/>d4:45:0e:8c:cb:81:6b:6c:ab:01:26:05:2e:48:d1:</text:p>
              <text:p text:style-name="P10"><text:s/>8e:cf</text:p>
            </text:list-item>
            <text:list-item>
              <text:p text:style-name="P11">the certificate Is valid from 08/20/2019 to 11/18/2019, so yes the cert is valid</text:p>
              <text:p text:style-name="P11"/>
            </text:list-item>
          </text:list>
        </text:list-item>
        <text:list-item>
          <text:p text:style-name="P12"/>
          <text:list>
            <text:list-item>
              <text:p text:style-name="P12">TLS versions 1.0, 1.1, 1.2 are all supported.</text:p>
            </text:list-item>
            <text:list-item>
              <text:p text:style-name="P14"><text:span text:style-name="T2">Only ECDHE-RSA-AES256-SHA is on the server. AES ciphers are theoretically susceptible to man in the middle attacks (source: </text:span><text:span text:style-name="Citation">Andrey Bogdanov; Dmitry Khovratovich; Christian Rechberger (2011-08-17). </text:span><text:a xlink:type="simple" xlink:href="https://eprint.iacr.org/2011/449" text:style-name="Internet_20_link" text:visited-style-name="Visited_20_Internet_20_Link"><text:span text:style-name="Citation">"Biclique Cryptanalysis of the Full AES"</text:span></text:a><text:span text:style-name="Citation"><text:span text:style-name="T3">)</text:span></text:span></text:p>
              <text:p text:style-name="P13"/>
            </text:list-item>
          </text:list>
        </text:list-item>
        <text:list-item>
          <text:p text:style-name="P16">DES operates on 64-bit block<text:span text:style-name="T5">s</text:span>, <text:span text:style-name="T5">and have a 56-bit key</text:span>. AES operates on 128-bit blocks, <text:span text:style-name="T5">and has keys of length 128, 192, or 256 bits</text:span>. Th<text:span text:style-name="T5">e key length</text:span> is tied to the upper bound of the algorithm’s security, <text:span text:style-name="T5">and thus the security of the cipher</text:span>.</text:p>
        </text:list-item>
      </text:list>
      <text:p text:style-name="P4"/>
      <text:p text:style-name="P4"/>
      <text:p text:style-name="P4"/>
      <text:list xml:id="list101710981570509" text:continue-numbering="true" text:style-name="L1">
        <text:list-item>
          <text:p text:style-name="P17"><text:soft-page-break/>Commands:</text:p>
          <text:list>
            <text:list-item>
              <text:p text:style-name="P15"><text:span text:style-name="T6">DES decrypt: </text:span><text:span text:style-name="T8">openssl enc -d -des-ecb -in message_des.enc -out file_decrypt.txt -K 01234567</text:span></text:p>
            </text:list-item>
            <text:list-item>
              <text:p text:style-name="P18"><text:span text:style-name="T6">AES decrypt: </text:span><text:span text:style-name="T7">openssl enc -aes-128-ecb -d -in message_aes.enc -out file.txt -K 0123456789abcde</text:span></text:p>
              <text:p text:style-name="P19"/>
            </text:list-item>
          </text:list>
        </text:list-item>
        <text:list-item>
          <text:p text:style-name="P20">Yes <text:span text:style-name="T9">and no</text:span>, the <text:span text:style-name="T9">AES</text:span> encrypted text does not provide any information about the original message, no matter how much of the encrypted text you have, without the key. <text:span text:style-name="T9">However, the DES encrypted text has repeating characters for “attack...”, thus giving clues to the message. <text:s/>Therefore, AES provides perfect secrecy, while DES does not.</text:span></text:p>
          <text:p text:style-name="P21"/>
        </text:list-item>
        <text:list-item>
          <text:p text:style-name="P21">HMAC</text:p>
          <text:list>
            <text:list-item>
              <text:p text:style-name="P21">initial HMAC: <text:s text:c="19"/>b113196f33866ada27c9a2650d2edd6c8277e106</text:p>
            </text:list-item>
            <text:list-item>
              <text:p text:style-name="P21">changed message HMAC: <text:s/>6b720f9ce6ff233b453aafbad34bd3eb58f071f9</text:p>
            </text:list-item>
            <text:list-item>
              <text:p text:style-name="P22">changed key HMAC: <text:s text:c="8"/>4412529627442acb9372144c64014e80f697c905</text:p>
            </text:list-item>
          </text:list>
        </text:list-item>
      </text:list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fals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GB" style:letter-kerning="false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GB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9T20:48:12</meta:creation-date>
    <dc:language>en-GB</dc:language>
    <meta:editing-cycles>9</meta:editing-cycles>
    <meta:editing-duration>PT35M47S</meta:editing-duration>
    <meta:generator>LibreOffice/6.0.7.3$Linux_X86_64 LibreOffice_project/00m0$Build-3</meta:generator>
    <dc:date>2019-09-20T10:17:10.060906883</dc:date>
    <meta:document-statistic meta:table-count="0" meta:image-count="0" meta:object-count="0" meta:page-count="2" meta:paragraph-count="45" meta:word-count="281" meta:character-count="2559" meta:non-whitespace-character-count="2306"/>
  </office:meta>
</office:document-meta>
</file>